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cf4a" officeooo:paragraph-rsid="000fcf4a"/>
    </style:style>
    <style:style style:name="P2" style:family="paragraph" style:parent-style-name="Standard">
      <style:text-properties officeooo:rsid="00117786" officeooo:paragraph-rsid="00117786"/>
    </style:style>
    <style:style style:name="P3" style:family="paragraph" style:parent-style-name="Standard" style:list-style-name="L1">
      <style:text-properties officeooo:rsid="00117786" officeooo:paragraph-rsid="00117786"/>
    </style:style>
    <style:style style:name="P4" style:family="paragraph" style:parent-style-name="Standard" style:list-style-name="L1">
      <style:text-properties officeooo:rsid="001329cd" officeooo:paragraph-rsid="001329cd"/>
    </style:style>
    <style:style style:name="P5" style:family="paragraph" style:parent-style-name="Standard" style:list-style-name="L1">
      <style:text-properties officeooo:rsid="0014fa3a" officeooo:paragraph-rsid="0014fa3a"/>
    </style:style>
    <style:style style:name="P6" style:family="paragraph" style:parent-style-name="Standard" style:list-style-name="L1">
      <style:text-properties officeooo:rsid="0016af99" officeooo:paragraph-rsid="0016af99"/>
    </style:style>
    <style:style style:name="P7" style:family="paragraph" style:parent-style-name="Standard" style:list-style-name="L1">
      <style:text-properties officeooo:rsid="0019428e" officeooo:paragraph-rsid="0019428e"/>
    </style:style>
    <style:style style:name="P8" style:family="paragraph" style:parent-style-name="Standard" style:list-style-name="L1">
      <style:text-properties officeooo:rsid="00212851" officeooo:paragraph-rsid="00212851"/>
    </style:style>
    <style:style style:name="P9" style:family="paragraph" style:parent-style-name="Standard" style:list-style-name="L1">
      <style:text-properties officeooo:rsid="00261f6b" officeooo:paragraph-rsid="00261f6b"/>
    </style:style>
    <style:style style:name="P10" style:family="paragraph" style:parent-style-name="Standard" style:list-style-name="L1">
      <style:text-properties officeooo:rsid="00269292" officeooo:paragraph-rsid="00269292"/>
    </style:style>
    <style:style style:name="P11" style:family="paragraph" style:parent-style-name="Standard">
      <style:text-properties officeooo:rsid="00269292" officeooo:paragraph-rsid="004039b8"/>
    </style:style>
    <style:style style:name="P12" style:family="paragraph" style:parent-style-name="Standard" style:list-style-name="L1">
      <style:text-properties officeooo:rsid="002bf5aa" officeooo:paragraph-rsid="002bf5aa"/>
    </style:style>
    <style:style style:name="P13" style:family="paragraph" style:parent-style-name="Standard" style:list-style-name="L1">
      <style:text-properties officeooo:rsid="0037309c" officeooo:paragraph-rsid="0037512b"/>
    </style:style>
    <style:style style:name="P14" style:family="paragraph" style:parent-style-name="Standard" style:list-style-name="L1">
      <style:text-properties officeooo:rsid="004039b8" officeooo:paragraph-rsid="004039b8"/>
    </style:style>
    <style:style style:name="T1" style:family="text">
      <style:text-properties officeooo:rsid="0016af99"/>
    </style:style>
    <style:style style:name="T2" style:family="text">
      <style:text-properties officeooo:rsid="001700ef"/>
    </style:style>
    <style:style style:name="T3" style:family="text">
      <style:text-properties officeooo:rsid="001a9184"/>
    </style:style>
    <style:style style:name="T4" style:family="text">
      <style:text-properties officeooo:rsid="001c6b90"/>
    </style:style>
    <style:style style:name="T5" style:family="text">
      <style:text-properties officeooo:rsid="001d3c7f"/>
    </style:style>
    <style:style style:name="T6" style:family="text">
      <style:text-properties officeooo:rsid="001f7a56"/>
    </style:style>
    <style:style style:name="T7" style:family="text">
      <style:text-properties officeooo:rsid="00231f41"/>
    </style:style>
    <style:style style:name="T8" style:family="text">
      <style:text-properties officeooo:rsid="002725bb"/>
    </style:style>
    <style:style style:name="T9" style:family="text">
      <style:text-properties officeooo:rsid="0029b2d8"/>
    </style:style>
    <style:style style:name="T10" style:family="text">
      <style:text-properties officeooo:rsid="002b2179"/>
    </style:style>
    <style:style style:name="T11" style:family="text">
      <style:text-properties officeooo:rsid="002de551"/>
    </style:style>
    <style:style style:name="T12" style:family="text">
      <style:text-properties fo:font-weight="bold" officeooo:rsid="002de551" style:font-weight-asian="bold" style:font-weight-complex="bold"/>
    </style:style>
    <style:style style:name="T13" style:family="text">
      <style:text-properties fo:font-weight="bold" officeooo:rsid="003fc956" style:font-weight-asian="bold" style:font-weight-complex="bold"/>
    </style:style>
    <style:style style:name="T14" style:family="text">
      <style:text-properties officeooo:rsid="0041b121"/>
    </style:style>
    <style:style style:name="T15" style:family="text">
      <style:text-properties officeooo:rsid="0042b29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n Via Negativas</text:p>
      <text:p text:style-name="P1"/>
      <text:p text:style-name="P2">Traumas that come to mind and their negativas</text:p>
      <text:list xml:id="list3249940300" text:style-name="L1">
        <text:list-item>
          <text:p text:style-name="P3">2019 Apr: family cold violence. Negativa: avoid living with someone else </text:p>
        </text:list-item>
        <text:list-item>
          <text:p text:style-name="P3">2019 Jun: forced to look at the cellphone in the car harming eyes. Negativa: avoid being in a subordinate position, avoid going <text:span text:style-name="T6">by </text:span>other’s car</text:p>
        </text:list-item>
        <text:list-item>
          <text:p text:style-name="P4">2015 Sep, family cold violence. Negativa: avoid living in someone else’s place</text:p>
        </text:list-item>
        <text:list-item>
          <text:p text:style-name="P5">2009 Jan, London: avoid emotional attachment. </text:p>
        </text:list-item>
        <text:list-item>
          <text:p text:style-name="P5">2004 Dec, Vancouver: avoid being stuck in one environment </text:p>
        </text:list-item>
        <text:list-item>
          <text:p text:style-name="P5">Preventative 2019 Jun: avoid giving corporate control to anyone else</text:p>
        </text:list-item>
        <text:list-item>
          <text:p text:style-name="P5">Preventative 2019 Jun: <text:span text:style-name="T1">avoid letting others know too much</text:span></text:p>
        </text:list-item>
        <text:list-item>
          <text:p text:style-name="P6">2019: avoid smokers, uneducated people, constant renovators, government projects, polluted air, yellow water, constant internet blockage, brainwash &amp; censorship, bad drivers, money diggers, negative externality of hurried people, avoid providing content to social media, avoid virtual communication (net: avoid <text:span text:style-name="T2">Shenzhen, avoid wechat</text:span>)</text:p>
        </text:list-item>
        <text:list-item>
          <text:p text:style-name="P7">2017 scammed: avoid virtual relationships, avoid monetary transactions in relationships. </text:p>
        </text:list-item>
        <text:list-item>
          <text:p text:style-name="P7">2006 Jul Taiwan real estate incident: <text:span text:style-name="T4">don’t </text:span>dig a hole once you are in one. </text:p>
        </text:list-item>
        <text:list-item>
          <text:p text:style-name="P7">2019 <text:span text:style-name="T5">Not staying at </text:span>Hanning home: (done well) <text:span text:style-name="T4">don’t ignore </text:span>your body’s signals <text:span text:style-name="T3">and senses </text:span></text:p>
        </text:list-item>
        <text:list-item>
          <text:p text:style-name="P8">Avoid being dependent, avoid using other’s resources <text:span text:style-name="T7">(physical: house, car, money, virtual: help, support, time)</text:span></text:p>
        </text:list-item>
        <text:list-item>
          <text:p text:style-name="P9">avoid the do-something/say-something syndrome</text:p>
        </text:list-item>
        <text:list-item>
          <text:p text:style-name="P10">2019 Vancouver: avoid associat<text:span text:style-name="T9">ive</text:span> bias (associating an old granny for kindness, <text:span text:style-name="T10">whereas the landlord was dirty, strict, and fake</text:span>), <text:span text:style-name="T8">avoid places where you can easily see problems (bureaucracy, internal problems, ICBC). </text:span></text:p>
        </text:list-item>
        <text:list-item>
          <text:p text:style-name="P12">2019 Not staying at Hanning mom’s home (done well), don’t <text:span text:style-name="T11">intermingle monetary relationships(landlord &amp; tenant) with social relationships (friends/family). Concave: at best normal stay, at worst: mutual hatred, extending to others, loss of optionality to move, daily faking, hidden dissatisfaction. 刻薄小气的人。他的想法：好打理，知根知底，好控制，不会冲突。我丧失的optionality: move freely, standing up for rights, the need for potential arguments, defense. 你付出的是维持虚假客气浪费的精力，放弃争取权利，放弃离开的权利。</text:span><text:span text:style-name="T12">If things start as a relationship, don’t involve money. If things </text:span><text:span text:style-name="T13">start</text:span><text:span text:style-name="T12"> with money, don’t start a relationship. </text:span></text:p>
        </text:list-item>
        <text:list-item>
          <text:p text:style-name="P13">Avoid free stuff, you are paying for it some other way. (表面上的免费是用别的关系和利益来换的。最终利益必须平衡，否则关系无法持续）. <text:span text:style-name="T14">Corollary: give out free stuff, you will receive repayments in some other way.</text:span></text:p>
        </text:list-item>
        <text:list-item>
          <text:p text:style-name="P14">人们只认为花钱是花钱，而不认为花自己是花钱<text:span text:style-name="T15">。人把自己想的很便宜，把钱想的很贵。我们有时用身体，灵魂，焦虑，青春，安全，荣耀，自由，时间去换东西。大部分人，他们自己最下贱，他们认为自己一文不值。Corollary: 用钱去换人的时间，自由，安全，荣耀，青春，灵魂，这是一笔划算的买卖。Don’t pay below market prices for stuff – you are paying more dearly non-monetarily with your time, honor, sycophancy, courteousness; you are losing respect, honor, optionality. <text:s/></text:span></text:p>
        </text:list-item>
      </text:list>
      <text:p text:style-name="P1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21:42:09.547674647</meta:creation-date>
    <dc:date>2019-06-09T22:35:52.167947744</dc:date>
    <meta:editing-duration>PT53M18S</meta:editing-duration>
    <meta:editing-cycles>52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598" meta:character-count="2655" meta:non-whitespace-character-count="2316"/>
  </office:meta>
</office:document-meta>
</file>